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" svg:font-family="Gent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Gentium" fo:font-size="11pt" style:font-size-asian="11pt" style:font-size-complex="11pt"/>
    </style:style>
    <style:style style:name="P2" style:family="paragraph" style:parent-style-name="Text_20_body" style:list-style-name="L1">
      <style:text-properties officeooo:paragraph-rsid="0019f7d0"/>
    </style:style>
    <style:style style:name="P3" style:family="paragraph" style:parent-style-name="Text_20_body" style:list-style-name="L1">
      <style:text-properties style:font-name="Gentium" fo:font-size="11pt" officeooo:paragraph-rsid="0019f7d0" style:font-size-asian="11pt" style:font-size-complex="11pt"/>
    </style:style>
    <style:style style:name="P4" style:family="paragraph" style:parent-style-name="Text_20_body" style:list-style-name="L1">
      <style:text-properties style:font-name="Gentium" fo:font-size="11pt" style:font-size-asian="11pt" style:font-size-complex="11pt"/>
    </style:style>
    <style:style style:name="P5" style:family="paragraph" style:parent-style-name="Text_20_body" style:list-style-name="L1">
      <style:text-properties style:font-name="Gentium" fo:font-size="11pt" fo:font-weight="bold" style:font-size-asian="11pt" style:font-size-complex="11pt"/>
    </style:style>
    <style:style style:name="P6" style:family="paragraph" style:parent-style-name="Horizontal_20_Line">
      <style:text-properties style:font-name="Gentium" fo:font-size="11pt" style:font-size-asian="11pt" style:font-size-complex="11pt"/>
    </style:style>
    <style:style style:name="P7" style:family="paragraph" style:parent-style-name="Heading_20_4">
      <style:text-properties style:font-name="Gentium" fo:font-size="11pt" style:text-underline-style="none" fo:font-weight="bold" officeooo:rsid="00243235" officeooo:paragraph-rsid="00243235" style:font-size-asian="11pt" style:font-weight-asian="bold" style:font-size-complex="11pt" style:font-weight-complex="bold"/>
    </style:style>
    <style:style style:name="P8" style:family="paragraph" style:parent-style-name="Text_20_body" style:list-style-name="L2">
      <style:text-properties style:font-name="Gentium" fo:font-size="11pt" fo:font-weight="bold" officeooo:rsid="0019f7d0" officeooo:paragraph-rsid="0019f7d0" style:font-size-asian="11pt" style:font-size-complex="11pt"/>
    </style:style>
    <style:style style:name="P9" style:family="paragraph" style:parent-style-name="Text_20_body" style:list-style-name="L2">
      <style:text-properties style:font-name="Gentium" fo:font-size="11pt" officeooo:paragraph-rsid="0019f7d0" style:font-size-asian="11pt" style:font-size-complex="11pt"/>
    </style:style>
    <style:style style:name="P10" style:family="paragraph" style:parent-style-name="Text_20_body" style:list-style-name="L2">
      <style:text-properties style:font-name="Gentium" fo:font-size="11pt" fo:font-weight="bold" officeooo:rsid="0019f7d0" officeooo:paragraph-rsid="0019f7d0" style:font-size-asian="11pt" style:font-weight-asian="bold" style:font-size-complex="11pt" style:font-weight-complex="bold"/>
    </style:style>
    <style:style style:name="P11" style:family="paragraph" style:parent-style-name="Text_20_body" style:list-style-name="L2">
      <style:text-properties style:font-name="Gentium" fo:font-size="11pt" fo:font-weight="normal" officeooo:rsid="0019f7d0" officeooo:paragraph-rsid="0019f7d0" style:font-size-asian="11pt" style:font-weight-asian="normal" style:font-size-complex="11pt" style:font-weight-complex="normal"/>
    </style:style>
    <style:style style:name="P12" style:family="paragraph" style:parent-style-name="Text_20_body" style:list-style-name="L2">
      <style:text-properties style:font-name="Gentium" fo:font-size="11pt" fo:font-weight="bold" officeooo:rsid="001a7f78" officeooo:paragraph-rsid="001a7f78" style:font-size-asian="11pt" style:font-weight-asian="bold" style:font-size-complex="11pt" style:font-weight-complex="bold"/>
    </style:style>
    <style:style style:name="P13" style:family="paragraph" style:parent-style-name="Text_20_body" style:list-style-name="L2">
      <style:text-properties style:font-name="Gentium" fo:font-size="11pt" fo:font-weight="normal" officeooo:rsid="0019f7d0" officeooo:paragraph-rsid="001a7f78" style:font-size-asian="11pt" style:font-weight-asian="normal" style:font-size-complex="11pt" style:font-weight-complex="normal"/>
    </style:style>
    <style:style style:name="P14" style:family="paragraph" style:parent-style-name="Horizontal_20_Line">
      <style:text-properties style:font-name="Gentium" fo:font-size="11pt" officeooo:paragraph-rsid="00243235" style:font-size-asian="11pt" style:font-size-complex="11pt"/>
    </style:style>
    <style:style style:name="P15" style:family="paragraph" style:parent-style-name="Heading_20_4">
      <style:text-properties style:font-name="Gentium" fo:font-size="11pt" officeooo:paragraph-rsid="001a7f78" style:font-size-asian="11pt" style:font-size-complex="11pt"/>
    </style:style>
    <style:style style:name="P16" style:family="paragraph" style:parent-style-name="Text_20_body" style:list-style-name="L2">
      <style:text-properties style:font-name="Gentium" fo:font-size="11pt" fo:font-weight="bold" officeooo:rsid="0019f7d0" officeooo:paragraph-rsid="001a7f78" style:font-size-asian="11pt" style:font-size-complex="11pt"/>
    </style:style>
    <style:style style:name="P17" style:family="paragraph" style:parent-style-name="Text_20_body" style:list-style-name="L2">
      <style:text-properties style:font-name="Gentium" fo:font-size="11pt" fo:font-weight="normal" officeooo:paragraph-rsid="001a7f78" style:font-size-asian="11pt" style:font-weight-asian="normal" style:font-size-complex="11pt" style:font-weight-complex="normal"/>
    </style:style>
    <style:style style:name="P18" style:family="paragraph" style:parent-style-name="Text_20_body" style:list-style-name="L2">
      <style:text-properties style:font-name="Gentium" fo:font-size="11pt" fo:font-weight="bold" officeooo:rsid="002076f5" officeooo:paragraph-rsid="0021668d" style:font-size-asian="11pt" style:font-weight-asian="bold" style:font-size-complex="11pt" style:font-weight-complex="bold"/>
    </style:style>
    <style:style style:name="P19" style:family="paragraph" style:parent-style-name="Text_20_body" style:list-style-name="L2">
      <style:text-properties style:font-name="Gentium" fo:font-size="11pt" fo:font-weight="normal" officeooo:paragraph-rsid="0021668d" style:font-size-asian="11pt" style:font-weight-asian="normal" style:font-size-complex="11pt" style:font-weight-complex="normal"/>
    </style:style>
    <style:style style:name="P20" style:family="paragraph" style:parent-style-name="Heading_20_4">
      <style:text-properties style:font-name="Gentium" fo:font-size="11pt" officeooo:rsid="00243235" officeooo:paragraph-rsid="00243235" style:font-size-asian="11pt" style:font-size-complex="11pt"/>
    </style:style>
    <style:style style:name="P21" style:family="paragraph" style:parent-style-name="Text_20_body" style:list-style-name="L2">
      <style:text-properties style:font-name="Gentium" fo:font-size="11pt" fo:font-weight="bold" officeooo:paragraph-rsid="001a7f78" style:font-size-asian="11pt" style:font-size-complex="11pt"/>
    </style:style>
    <style:style style:name="P22" style:family="paragraph" style:parent-style-name="Text_20_body" style:list-style-name="L2">
      <style:text-properties style:font-name="Gentium" fo:font-size="11pt" fo:font-weight="bold" officeooo:rsid="002076f5" officeooo:paragraph-rsid="002076f5" style:font-size-asian="11pt" style:font-weight-asian="bold" style:font-size-complex="11pt" style:font-weight-complex="bold"/>
    </style:style>
    <style:style style:name="P23" style:family="paragraph" style:parent-style-name="Text_20_body" style:list-style-name="L2">
      <style:text-properties style:font-name="Gentium" fo:font-size="11pt" fo:font-weight="normal" officeooo:paragraph-rsid="002076f5" style:font-size-asian="11pt" style:font-weight-asian="normal" style:font-size-complex="11pt" style:font-weight-complex="normal"/>
    </style:style>
    <style:style style:name="P24" style:family="paragraph" style:parent-style-name="Heading_20_4">
      <style:text-properties fo:font-size="11pt" officeooo:paragraph-rsid="00243235" style:font-size-asian="11pt" style:font-size-complex="11pt"/>
    </style:style>
    <style:style style:name="P25" style:family="paragraph" style:parent-style-name="Text_20_body">
      <style:text-properties style:font-name="Gentium" fo:font-size="12pt" fo:font-weight="bold" officeooo:paragraph-rsid="00243235" style:font-size-asian="12pt" style:font-size-complex="12pt"/>
    </style:style>
    <style:style style:name="P26" style:family="paragraph" style:parent-style-name="Text_20_body" style:list-style-name="L2">
      <style:text-properties style:font-name="Gentium" fo:font-size="11pt" fo:font-style="italic" officeooo:paragraph-rsid="00243235" style:font-size-asian="11pt" style:font-style-asian="italic" style:font-size-complex="11pt" style:font-style-complex="italic"/>
    </style:style>
    <style:style style:name="P27" style:family="paragraph" style:parent-style-name="Text_20_body" style:list-style-name="L2">
      <style:text-properties fo:font-size="11pt" fo:font-style="italic" officeooo:paragraph-rsid="00243235" style:font-size-asian="11pt" style:font-style-asian="italic" style:font-size-complex="11pt" style:font-style-complex="italic"/>
    </style:style>
    <style:style style:name="P28" style:family="paragraph" style:parent-style-name="Horizontal_20_Line">
      <style:text-properties style:font-name="Gentium" fo:font-size="11pt" fo:font-style="italic" officeooo:paragraph-rsid="00243235" style:font-size-asian="11pt" style:font-style-asian="italic" style:font-size-complex="11pt" style:font-style-complex="italic"/>
    </style:style>
    <style:style style:name="P29" style:family="paragraph" style:parent-style-name="Text_20_body">
      <style:text-properties fo:font-size="11pt" officeooo:paragraph-rsid="001a7f78" style:font-size-asian="11pt" style:font-size-complex="11pt"/>
    </style:style>
    <style:style style:name="P30" style:family="paragraph" style:parent-style-name="Text_20_body" style:list-style-name="L2">
      <style:text-properties style:font-name="Gentium" fo:font-size="11pt" officeooo:paragraph-rsid="001a7f78" style:font-size-asian="11pt" style:font-size-complex="11pt"/>
    </style:style>
    <style:style style:name="P31" style:family="paragraph" style:parent-style-name="Text_20_body" style:list-style-name="L2">
      <style:text-properties style:font-name="Gentium" fo:font-size="11pt" fo:font-style="italic" fo:font-weight="normal" officeooo:paragraph-rsid="001a7f78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Text_20_body" style:list-style-name="L2">
      <style:text-properties style:font-name="Gentium" fo:font-size="11pt" officeooo:paragraph-rsid="001c9017" style:font-size-asian="11pt" style:font-size-complex="11pt"/>
    </style:style>
    <style:style style:name="P33" style:family="paragraph" style:parent-style-name="Text_20_body" style:list-style-name="L2">
      <style:text-properties style:font-name="Gentium" fo:font-size="11pt" fo:font-weight="normal" officeooo:paragraph-rsid="001c9017" style:font-size-asian="11pt" style:font-weight-asian="normal" style:font-size-complex="11pt" style:font-weight-complex="normal"/>
    </style:style>
    <style:style style:name="P34" style:family="paragraph" style:parent-style-name="Heading_20_4">
      <style:text-properties style:font-name="Gentium" fo:font-size="11pt" fo:font-weight="bold" officeooo:rsid="0023a40e" officeooo:paragraph-rsid="0023a40e" style:font-size-asian="11pt" style:font-size-complex="11pt"/>
    </style:style>
    <style:style style:name="P35" style:family="paragraph" style:parent-style-name="Text_20_body" style:list-style-name="L3">
      <style:text-properties style:font-name="Gentium" fo:font-size="11pt" fo:font-weight="bold" officeooo:rsid="00226170" officeooo:paragraph-rsid="0023a40e" style:font-size-asian="11pt" style:font-size-complex="11pt"/>
    </style:style>
    <style:style style:name="P36" style:family="paragraph" style:parent-style-name="Text_20_body" style:list-style-name="L3">
      <style:text-properties style:font-name="Gentium" fo:font-size="11pt" fo:font-weight="normal" officeooo:rsid="00226170" officeooo:paragraph-rsid="0023a40e" style:font-size-asian="11pt" style:font-weight-asian="normal" style:font-size-complex="11pt" style:font-weight-complex="normal"/>
    </style:style>
    <style:style style:name="P37" style:family="paragraph" style:parent-style-name="Text_20_body" style:list-style-name="L3">
      <style:text-properties style:font-name="Gentium" fo:font-size="11pt" fo:font-weight="bold" officeooo:paragraph-rsid="0023a40e" style:font-size-asian="11pt" style:font-size-complex="11pt"/>
    </style:style>
    <style:style style:name="P38" style:family="paragraph" style:parent-style-name="Text_20_body" style:list-style-name="L3">
      <style:text-properties officeooo:paragraph-rsid="0023a40e"/>
    </style:style>
    <style:style style:name="P39" style:family="paragraph" style:parent-style-name="Text_20_body" style:list-style-name="L3">
      <style:text-properties style:font-name="Gentium" fo:font-size="11pt" fo:font-weight="normal" officeooo:paragraph-rsid="0023a40e" style:font-size-asian="11pt" style:font-weight-asian="normal" style:font-size-complex="11pt" style:font-weight-complex="normal"/>
    </style:style>
    <style:style style:name="P40" style:family="paragraph" style:parent-style-name="Text_20_body" style:list-style-name="L3">
      <style:text-properties style:font-name="Gentium" fo:font-size="11pt" fo:font-style="normal" fo:font-weight="bold" officeooo:rsid="0023a40e" officeooo:paragraph-rsid="0023a40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ext_20_body">
      <style:text-properties officeooo:paragraph-rsid="0023a40e"/>
    </style:style>
    <style:style style:name="P42" style:family="paragraph" style:parent-style-name="Text_20_body">
      <style:text-properties officeooo:paragraph-rsid="00243235"/>
    </style:style>
    <style:style style:name="P43" style:family="paragraph" style:parent-style-name="Text_20_body">
      <style:text-properties officeooo:paragraph-rsid="002597ba"/>
    </style:style>
    <style:style style:name="P44" style:family="paragraph" style:parent-style-name="Heading_20_3">
      <style:text-properties style:font-name="Gentium" fo:font-size="12pt" officeooo:paragraph-rsid="00243235" style:font-size-asian="12pt" style:font-size-complex="12pt"/>
    </style:style>
    <style:style style:name="P45" style:family="paragraph" style:parent-style-name="Text_20_body">
      <style:text-properties officeooo:paragraph-rsid="002860d0"/>
    </style:style>
    <style:style style:name="P46" style:family="paragraph" style:parent-style-name="Text_20_body">
      <style:text-properties officeooo:paragraph-rsid="0028b5c0"/>
    </style:style>
    <style:style style:name="T1" style:family="text">
      <style:text-properties officeooo:rsid="00243235"/>
    </style:style>
    <style:style style:name="T2" style:family="text">
      <style:text-properties officeooo:rsid="0019f7d0"/>
    </style:style>
    <style:style style:name="T3" style:family="text">
      <style:text-properties style:font-name="Gentium" fo:font-size="11pt" fo:font-weight="bold" style:font-size-asian="11pt" style:font-size-complex="11pt"/>
    </style:style>
    <style:style style:name="T4" style:family="text">
      <style:text-properties style:font-name="Gentium" fo:font-size="11pt" style:font-size-asian="11pt" style:font-size-complex="11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f7d0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5baef"/>
    </style:style>
    <style:style style:name="T10" style:family="text">
      <style:text-properties fo:font-weight="bold" officeooo:rsid="001a7f78"/>
    </style:style>
    <style:style style:name="T11" style:family="text">
      <style:text-properties fo:font-weight="bold" officeooo:rsid="00243235"/>
    </style:style>
    <style:style style:name="T12" style:family="text">
      <style:text-properties officeooo:rsid="001dbf49"/>
    </style:style>
    <style:style style:name="T13" style:family="text">
      <style:text-properties officeooo:rsid="001e6633"/>
    </style:style>
    <style:style style:name="T14" style:family="text">
      <style:text-properties officeooo:rsid="001fd61b"/>
    </style:style>
    <style:style style:name="T15" style:family="text">
      <style:text-properties fo:font-style="italic" officeooo:rsid="001dbf49" style:font-style-asian="italic" style:font-style-complex="italic"/>
    </style:style>
    <style:style style:name="T16" style:family="text">
      <style:text-properties fo:font-style="italic" officeooo:rsid="001e6633" style:font-style-asian="italic" style:font-style-complex="italic"/>
    </style:style>
    <style:style style:name="T17" style:family="text">
      <style:text-properties fo:font-style="italic" officeooo:rsid="00243235" style:font-style-asian="italic" style:font-style-complex="italic"/>
    </style:style>
    <style:style style:name="T18" style:family="text">
      <style:text-properties style:font-name="Gentium" fo:font-weight="bold"/>
    </style:style>
    <style:style style:name="T19" style:family="text">
      <style:text-properties style:font-name="Gentium" fo:font-weight="bold" officeooo:rsid="00243235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fo:font-weight="normal" officeooo:rsid="001c9017" style:font-size-asian="11pt" style:font-weight-asian="normal" style:font-size-complex="11pt" style:font-weight-complex="normal"/>
    </style:style>
    <style:style style:name="T22" style:family="text">
      <style:text-properties style:font-name="Gentium" fo:font-size="11pt" fo:font-weight="normal" officeooo:rsid="001c9017" style:font-size-asian="11pt" style:font-weight-asian="normal" style:font-size-complex="11pt" style:font-weight-complex="normal"/>
    </style:style>
    <style:style style:name="T23" style:family="text">
      <style:text-properties fo:font-size="11pt" fo:font-style="italic" fo:font-weight="normal" officeooo:rsid="001c9017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Gentium" fo:font-size="11pt" fo:font-style="italic" fo:font-weight="normal" officeooo:rsid="001c9017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weight="bold" officeooo:rsid="001e6633"/>
    </style:style>
    <style:style style:name="T26" style:family="text">
      <style:text-properties style:font-name="Gentium" fo:font-weight="bold" officeooo:rsid="001a7f78" style:font-weight-asian="bold" style:font-weight-complex="bold"/>
    </style:style>
    <style:style style:name="T27" style:family="text">
      <style:text-properties style:font-name="Gentium" fo:font-weight="bold" officeooo:rsid="00243235" style:font-weight-asian="bold" style:font-weight-complex="bold"/>
    </style:style>
    <style:style style:name="T28" style:family="text">
      <style:text-properties officeooo:rsid="001a7f78"/>
    </style:style>
    <style:style style:name="T29" style:family="text">
      <style:text-properties fo:font-weight="bold" officeooo:rsid="001c9017"/>
    </style:style>
    <style:style style:name="T30" style:family="text">
      <style:text-properties officeooo:rsid="001c9017"/>
    </style:style>
    <style:style style:name="T31" style:family="text">
      <style:text-properties style:font-name="Gentium" fo:font-size="11pt" fo:font-weight="normal" officeooo:rsid="00226170" style:font-size-asian="11pt" style:font-weight-asian="normal" style:font-size-complex="11pt" style:font-weight-complex="normal"/>
    </style:style>
    <style:style style:name="T32" style:family="text">
      <style:text-properties style:font-name="Gentium" fo:font-size="11pt" fo:font-weight="normal" style:font-size-asian="11pt" style:font-weight-asian="normal" style:font-size-complex="11pt" style:font-weight-complex="normal"/>
    </style:style>
    <style:style style:name="T33" style:family="text">
      <style:text-properties style:font-name="Gentium" fo:font-size="11pt" fo:font-style="italic" style:font-size-asian="11pt" style:font-style-asian="italic" style:font-size-complex="11pt" style:font-style-complex="italic"/>
    </style:style>
    <style:style style:name="T34" style:family="text">
      <style:text-properties style:font-name="Gentium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Gentium" fo:font-size="11pt" fo:font-style="normal" fo:font-weight="bold" officeooo:rsid="0023a40e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Gentium" fo:font-size="11pt" fo:font-weight="normal" officeooo:rsid="0023a40e" style:font-size-asian="11pt" style:font-weight-asian="normal" style:font-size-complex="11pt" style:font-weight-complex="normal"/>
    </style:style>
    <style:style style:name="T37" style:family="text">
      <style:text-properties style:font-name="Gentium" fo:font-size="11pt" fo:font-weight="bold" officeooo:rsid="00243235" style:font-size-asian="11pt" style:font-weight-asian="bold" style:font-size-complex="11pt" style:font-weight-complex="bold"/>
    </style:style>
    <style:style style:name="T38" style:family="text">
      <style:text-properties style:font-name="Gentium" fo:font-size="11pt" fo:font-weight="normal" officeooo:rsid="00243235" style:font-size-asian="11pt" style:font-weight-asian="normal" style:font-size-complex="11pt" style:font-weight-complex="normal"/>
    </style:style>
    <style:style style:name="T39" style:family="text">
      <style:text-properties style:font-name="Gentium" fo:font-size="11pt" fo:font-weight="normal" officeooo:rsid="002597ba" style:font-size-asian="11pt" style:font-weight-asian="normal" style:font-size-complex="11pt" style:font-weight-complex="normal"/>
    </style:style>
    <style:style style:name="T40" style:family="text">
      <style:text-properties style:font-name="Gentium" fo:font-size="11pt" fo:font-weight="normal" officeooo:rsid="002860d0" style:font-size-asian="11pt" style:font-weight-asian="normal" style:font-size-complex="11pt" style:font-weight-complex="normal"/>
    </style:style>
    <style:style style:name="T41" style:family="text">
      <style:text-properties style:font-name="Gentium" fo:font-size="11pt" fo:font-weight="normal" officeooo:rsid="0028b5c0" style:font-size-asian="11pt" style:font-weight-asian="normal" style:font-size-complex="11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[</text:span>I. MANDATORY <text:span text:style-name="T2">PROJECT OVERVIEW</text:span><text:span text:style-name="T1">]</text:span></text:h>
      <text:list text:style-name="L1">
        <text:list-item>
          <text:p text:style-name="P2"><text:span text:style-name="T3">Signature:</text:span><text:span text:style-name="T4"> Ensure </text:span><text:span text:style-name="Source_20_Text"><text:span text:style-name="T4">signature.txt</text:span></text:span><text:span text:style-name="T4"> is in the root and matches your </text:span><text:span text:style-name="Source_20_Text"><text:span text:style-name="T4">.vdi</text:span></text:span><text:span text:style-name="T4"> signature exactly.</text:span></text:p>
          <text:p text:style-name="P3"><text:span text:style-name="T5">→ sha1sum </text:span><text:span text:style-name="T6">Born2beRoot</text:span><text:span text:style-name="T5">.vdi</text:span></text:p>
        </text:list-item>
        <text:list-item>
          <text:p text:style-name="P4"><text:span text:style-name="T7">OS Choice:</text:span> You chose <text:span text:style-name="T7">Debian</text:span>.</text:p>
          <text:list>
            <text:list-item>
              <text:p text:style-name="P4"><text:span text:style-name="T8">Pros: </text:span>Stable, extensive documentation, conservative (security-first), community-driven.</text:p>
            </text:list-item>
            <text:list-item>
              <text:p text:style-name="P4"><text:span text:style-name="T8">Cons:</text:span> Older packages compared to "bleeding edge" <text:span text:style-name="T9">Linux systems</text:span>.</text:p>
            </text:list-item>
          </text:list>
        </text:list-item>
        <text:list-item>
          <text:p text:style-name="P5">Comparison Explanations:</text:p>
          <text:list>
            <text:list-item>
              <text:p text:style-name="P4"><text:span text:style-name="T7">Apt vs. Aptitude:</text:span> Apt is the high-level standard; Aptitude is more robust for resolving complex dependency conflicts.</text:p>
            </text:list-item>
            <text:list-item>
              <text:p text:style-name="P4"><text:span text:style-name="T7">AppArmor (Debian):</text:span> Both are Mandatory Access Control (MAC) systems. AppArmor is path-based and easier to manage; SELinux is label-based and more granular but complex.</text:p>
            </text:list-item>
            <text:list-item>
              <text:p text:style-name="P4"><text:span text:style-name="T7">UFW:</text:span> UFW is a simpler "Uncomplicated" frontend for iptables; Firewall uses "zones" and is the default for RHEL-based systems.</text:p>
            </text:list-item>
          </text:list>
        </text:list-item>
      </text:list>
      <text:p text:style-name="P6"/>
      <text:h text:style-name="P1" text:outline-level="3"><text:span text:style-name="T1">[</text:span>II. SECURITY &amp; USER MANAGEMENT<text:span text:style-name="T1">]</text:span></text:h>
      <text:h text:style-name="P7" text:outline-level="4">SIMPLE SETUP</text:h>
      <text:list text:style-name="L2">
        <text:list-item>
          <text:p text:style-name="P8">Check no graphical interface</text:p>
          <text:p text:style-name="P9"><text:span text:style-name="T5">→ </text:span>ls /usr/bin/*session</text:p>
        </text:list-item>
        <text:list-item>
          <text:p text:style-name="P10">Check UFW service started</text:p>
          <text:p text:style-name="P11">→ sudo ufw status</text:p>
          <text:p text:style-name="P11">→ sudo service ufw status</text:p>
        </text:list-item>
        <text:list-item>
          <text:p text:style-name="P10">Check SSH service started</text:p>
          <text:p text:style-name="P11">→ sudo service ssh status</text:p>
        </text:list-item>
        <text:list-item>
          <text:p text:style-name="P12">Check OS</text:p>
          <text:p text:style-name="P13">→ uname –-kernel-version</text:p>
        </text:list-item>
      </text:list>
      <text:p text:style-name="P14"/>
      <text:h text:style-name="P15" text:outline-level="4"><text:span text:style-name="T10">U</text:span><text:span text:style-name="T11">SER STEP 1</text:span></text:h>
      <text:list text:continue-numbering="true" text:style-name="L2">
        <text:list-item>
          <text:p text:style-name="P16">Check user &amp; group (within sudo &amp; user42 groups)</text:p>
          <text:p text:style-name="P17">→ getent group sudo user42</text:p>
        </text:list-item>
        <text:list-item>
          <text:p text:style-name="P16">Add user &amp; check password policy</text:p>
          <text:p text:style-name="P17"><text:span text:style-name="T2">→ sudo adduser (name_user)</text:span></text:p>
        </text:list-item>
        <text:list-item>
          <text:p text:style-name="P18">Check password policy</text:p>
          <text:p text:style-name="P19"><text:span text:style-name="T2">→ </text:span><text:span text:style-name="T12">sudo chage </text:span><text:span text:style-name="T13">(</text:span><text:span text:style-name="T14">name_user</text:span><text:span text:style-name="T13">)</text:span><text:span text:style-name="T12"> -l</text:span><text:span text:style-name="T15"> </text:span><text:span text:style-name="T16">(to check pw policy)</text:span></text:p>
        </text:list-item>
      </text:list>
      <text:p text:style-name="P14"><text:soft-page-break/></text:p>
      <text:h text:style-name="P20" text:outline-level="4"><text:span text:style-name="T10">U</text:span><text:span text:style-name="T7">SER STEP 2</text:span></text:h>
      <text:list text:continue-numbering="true" text:style-name="L2">
        <text:list-item>
          <text:p text:style-name="P21">Check group creation</text:p>
          <text:p text:style-name="P17">→ sudo addgroup (group_name)</text:p>
        </text:list-item>
        <text:list-item>
          <text:p text:style-name="P21">Check adding to group</text:p>
          <text:p text:style-name="P17">→ sudo adduser (name_user) (group_name)</text:p>
        </text:list-item>
        <text:list-item>
          <text:p text:style-name="P22">Check password policy</text:p>
          <text:p text:style-name="P23"><text:span text:style-name="T2">→ </text:span><text:span text:style-name="T12">sudo chage </text:span><text:span text:style-name="T13">(</text:span><text:span text:style-name="T14">name_user</text:span><text:span text:style-name="T13">)</text:span><text:span text:style-name="T12"> -l</text:span><text:span text:style-name="T15"> </text:span><text:span text:style-name="T16">(to check pw policy</text:span><text:span text:style-name="T17">)</text:span></text:p>
        </text:list-item>
      </text:list>
      <text:h text:style-name="P24" text:outline-level="4"><text:span text:style-name="T18">P</text:span><text:span text:style-name="T19">ASSWORD POLICY</text:span></text:h>
      <text:p text:style-name="P25"><text:span text:style-name="T20"><text:tab/></text:span><text:span text:style-name="T21">→ s</text:span><text:span text:style-name="Source_20_Text"><text:span text:style-name="T22">udo nano /etc/pam.d/common-password</text:span></text:span><text:span text:style-name="T21"> </text:span><text:span text:style-name="T23">(Look for </text:span><text:span text:style-name="Source_20_Text"><text:span text:style-name="T24">pam_pwquality.so</text:span></text:span><text:span text:style-name="T23">)</text:span></text:p>
      <text:p text:style-name="P25"><text:span text:style-name="T21"><text:tab/>→ </text:span><text:span text:style-name="Source_20_Text"><text:span text:style-name="T22">sudo nano /etc/login.defs</text:span></text:span><text:span text:style-name="T21"> </text:span><text:span text:style-name="T23">(Look for </text:span><text:span text:style-name="Source_20_Text"><text:span text:style-name="T24">PASS_MAX_DAYS 30</text:span></text:span><text:span text:style-name="T23">, </text:span><text:span text:style-name="Source_20_Text"><text:span text:style-name="T24">PASS_MIN_DAYS 2</text:span></text:span><text:span text:style-name="T23">)</text:span></text:p>
      <text:list text:continue-numbering="true" text:style-name="L2">
        <text:list-item>
          <text:p text:style-name="P26"><text:span text:style-name="T7">Reason:</text:span> We implement policies via <text:span text:style-name="T7">PAM</text:span> (Pluggable Authentication Modules) to enforce entropy and prevent brute-force attacks.</text:p>
        </text:list-item>
        <text:list-item>
          <text:p text:style-name="P26"><text:span text:style-name="T7">Advantages:</text:span> Increases system resistance to unauthorized access.</text:p>
        </text:list-item>
        <text:list-item>
          <text:p text:style-name="P27"><text:span text:style-name="T25">Disadvantages:</text:span><text:span text:style-name="T13"> Users may write down complex passwords if they can't remember them, creating a physical security risk.</text:span></text:p>
        </text:list-item>
      </text:list>
      <text:p text:style-name="P28"/>
      <text:p text:style-name="P29"><text:span text:style-name="T26">H</text:span><text:span text:style-name="T27">OSTNAME AND PARTITIONS</text:span></text:p>
      <text:list text:continue-numbering="true" text:style-name="L2">
        <text:list-item>
          <text:p text:style-name="P30"><text:span text:style-name="T7">Check </text:span><text:span text:style-name="T10">hostname</text:span></text:p>
          <text:p text:style-name="P17">→ <text:span text:style-name="T28">hostname (sywee42)</text:span></text:p>
        </text:list-item>
        <text:list-item>
          <text:p text:style-name="P30"><text:span text:style-name="T7">Ch</text:span><text:span text:style-name="T10">ange hostname</text:span></text:p>
          <text:p text:style-name="P17">→ <text:span text:style-name="T28">sudo nano /etc/hostname</text:span></text:p>
          <text:p text:style-name="P17">→ <text:span text:style-name="T28">sudo reboot</text:span></text:p>
          <text:p text:style-name="P17">→ <text:span text:style-name="T28">hostname</text:span></text:p>
          <text:p text:style-name="P31">the hostname is stored in /etc/hostname, which makes it persistent across reboots</text:p>
          <text:p text:style-name="P31">hostnamectl also updates systemd’s internal state so the kernel uses the new hostname immediately</text:p>
        </text:list-item>
        <text:list-item>
          <text:p text:style-name="P32"><text:span text:style-name="T7">Ch</text:span><text:span text:style-name="T29">eck partitions</text:span></text:p>
          <text:p text:style-name="P33"><text:span text:style-name="T30">→</text:span><text:span text:style-name="T29"> </text:span><text:span text:style-name="T30">lsblk</text:span></text:p>
        </text:list-item>
      </text:list>
      <text:p text:style-name="P14"/>
      <text:h text:style-name="P34" text:outline-level="4">SUDO</text:h>
      <text:list text:style-name="L3">
        <text:list-item>
          <text:p text:style-name="P35">Sudo Installed</text:p>
          <text:p text:style-name="P36">→ which sudo || sudo -v</text:p>
        </text:list-item>
        <text:list-item>
          <text:p text:style-name="P37">Create User</text:p>
          <text:p text:style-name="P38"><text:soft-page-break/><text:span text:style-name="Source_20_Text"><text:span text:style-name="T31">→ <text:s/></text:span></text:span><text:span text:style-name="Source_20_Text"><text:span text:style-name="T4">sudo adduser &lt;evaluator_login&gt;</text:span></text:span></text:p>
        </text:list-item>
        <text:list-item>
          <text:p text:style-name="P37">Create Group</text:p>
          <text:p text:style-name="P38"><text:span text:style-name="Source_20_Text"><text:span text:style-name="T31">→ <text:s/></text:span></text:span><text:span text:style-name="Source_20_Text"><text:span text:style-name="T4">sudo groupadd &lt;evaluating&gt;</text:span></text:span></text:p>
        </text:list-item>
        <text:list-item>
          <text:p text:style-name="P37">Assign User</text:p>
          <text:p text:style-name="P39">→ sudo adduser name_user sudo</text:p>
        </text:list-item>
        <text:list-item>
          <text:p text:style-name="P37">Verification</text:p>
          <text:p text:style-name="P38"><text:span text:style-name="Source_20_Text"><text:span text:style-name="T32">→ </text:span></text:span><text:span text:style-name="Source_20_Text"><text:span text:style-name="T4">getent group sudo user42</text:span></text:span><text:span text:style-name="T4"> </text:span><text:span text:style-name="T33">(Must show your user in both)</text:span></text:p>
        </text:list-item>
        <text:list-item>
          <text:p text:style-name="P40">Rules Imposed By Subject</text:p>
          <text:p text:style-name="P38"><text:span text:style-name="Source_20_Text"><text:span text:style-name="T32">→ </text:span></text:span><text:span text:style-name="Source_20_Text"><text:span text:style-name="T34">nano /etc/sudoers.d/sudo_config</text:span></text:span></text:p>
        </text:list-item>
        <text:list-item>
          <text:p text:style-name="P40">Verify Sudo Log Folder</text:p>
          <text:p text:style-name="P38"><text:span text:style-name="Source_20_Text"><text:span text:style-name="T32">→ </text:span></text:span><text:span text:style-name="Source_20_Text"><text:span text:style-name="T34">cd (followed by) → cd /var/log/sudo (followed by) → ls (followed by) → cat sudo_config</text:span></text:span></text:p>
        </text:list-item>
      </text:list>
      <text:p text:style-name="P14"/>
      <text:p text:style-name="P41"><text:span text:style-name="Source_20_Text"><text:span text:style-name="T35">UFW</text:span></text:span></text:p>
      <text:list text:continue-numbering="true" text:style-name="L3">
        <text:list-header>
          <text:p text:style-name="P38"><text:span text:style-name="Source_20_Text"><text:span text:style-name="T32">→ </text:span></text:span><text:span text:style-name="Source_20_Text"><text:span text:style-name="T36">dpkg -s ufw</text:span></text:span></text:p>
          <text:p text:style-name="P38"><text:span text:style-name="Source_20_Text"><text:span text:style-name="T36">→ sudo service ufw status</text:span></text:span></text:p>
          <text:p text:style-name="P38"><text:span text:style-name="Source_20_Text"><text:span text:style-name="T36">→ sudo ufw allow 8080</text:span></text:span></text:p>
          <text:p text:style-name="P38"><text:span text:style-name="Source_20_Text"><text:span text:style-name="T36">→ sudo ufw delete allow 8080</text:span></text:span></text:p>
          <text:p text:style-name="P38"><text:span text:style-name="Source_20_Text"><text:span text:style-name="T36">→ sudo ufw status</text:span></text:span></text:p>
        </text:list-header>
      </text:list>
      <text:p text:style-name="P14"/>
      <text:p text:style-name="P42"><text:span text:style-name="Source_20_Text"><text:span text:style-name="T37">SSH</text:span></text:span></text:p>
      <text:p text:style-name="P43"><text:span text:style-name="Source_20_Text"><text:span text:style-name="T37"><text:tab/></text:span></text:span><text:span text:style-name="Source_20_Text"><text:span text:style-name="T38">→ which ssh </text:span></text:span><text:span text:style-name="Source_20_Text"><text:span text:style-name="T39">(to see if it is present)</text:span></text:span></text:p>
      <text:p text:style-name="P43"><text:span text:style-name="Source_20_Text"><text:span text:style-name="T38"><text:tab/>→ sudo service ssh status</text:span></text:span></text:p>
      <text:p text:style-name="P43"><text:span text:style-name="Source_20_Text"><text:span text:style-name="T38"><text:tab/>→ ssh root@localhost -p 424</text:span></text:span><text:span text:style-name="Source_20_Text"><text:span text:style-name="T39">2</text:span></text:span></text:p>
      <text:p text:style-name="P14"/>
      <text:h text:style-name="P44" text:outline-level="3"><text:span text:style-name="Source_20_Text"><text:span text:style-name="T37">SCRIPT MONITORING</text:span></text:span></text:h>
      <text:p text:style-name="P41"><text:span text:style-name="Source_20_Text"><text:span text:style-name="T36"><text:tab/>→ sudo crontab -u root -e</text:span></text:span></text:p>
      <text:p text:style-name="P45"><text:span text:style-name="Source_20_Text"><text:span text:style-name="T36"><text:tab/>→ </text:span></text:span><text:span text:style-name="Source_20_Text"><text:span text:style-name="T40">sudo systemctl stop cron &amp;&amp; sudo systemctl start cron</text:span></text:span></text:p>
      <text:p text:style-name="P46"><text:span text:style-name="Source_20_Text"><text:span text:style-name="T41"><text:tab/>(if I type wall “test” on terminal, SSH shows. Vice versa VM doesn’t work so Debian issue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ntium" svg:font-family="Gent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8:16:50.969589041</meta:creation-date>
    <dc:date>2026-01-11T19:24:31.919156624</dc:date>
    <meta:editing-duration>PT3H12M19S</meta:editing-duration>
    <meta:editing-cycles>18</meta:editing-cycles>
    <meta:generator>LibreOffice/24.8.7.2$Linux_X86_64 LibreOffice_project/480$Build-2</meta:generator>
    <meta:document-statistic meta:table-count="0" meta:image-count="0" meta:object-count="0" meta:page-count="3" meta:paragraph-count="81" meta:word-count="531" meta:character-count="3032" meta:non-whitespace-character-count="2634"/>
  </office:meta>
</office:document-meta>
</file>